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91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1.76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5.041cm"/>
    </style:style>
    <style:style style:name="co6" style:family="table-column">
      <style:table-column-properties fo:break-before="auto" style:column-width="1.923cm"/>
    </style:style>
    <style:style style:name="co7" style:family="table-column">
      <style:table-column-properties fo:break-before="auto" style:column-width="1.334cm"/>
    </style:style>
    <style:style style:name="co8" style:family="table-column">
      <style:table-column-properties fo:break-before="auto" style:column-width="1.946cm"/>
    </style:style>
    <style:style style:name="co9" style:family="table-column">
      <style:table-column-properties fo:break-before="auto" style:column-width="2.926cm"/>
    </style:style>
    <style:style style:name="co10" style:family="table-column">
      <style:table-column-properties fo:break-before="auto" style:column-width="11.5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  <style:map style:condition="cell-content()=1" style:apply-style-name="Neutral" style:base-cell-address="'Hotel Modificati'.B1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Neutral" style:base-cell-address="'Hotel Modificati'.B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Neutral" style:base-cell-address="'Hotel Modificati'.B1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none" fo:border-left="0.74pt solid #000000" fo:border-right="none" fo:border-top="non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  <style:map style:condition="cell-content()=&quot;ok&quot;" style:apply-style-name="Good" style:base-cell-address="'Hotel Modificati'.G1"/>
    </style:style>
    <style:style style:name="ce5" style:family="table-cell" style:parent-style-name="Default">
      <style:map style:condition="cell-content()=&quot;ok&quot;" style:apply-style-name="Good" style:base-cell-address="'Hotel Modificati'.G1"/>
    </style:style>
    <style:style style:name="ce8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Hotel Modificati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10"/>
        <table:table-column table:style-name="co4" table:default-cell-style-name="ce1"/>
        <table:table-column table:style-name="co5" table:default-cell-style-name="Default"/>
        <table:table-column table:style-name="co6" table:default-cell-style-name="ce12"/>
        <table:table-column table:style-name="co7" table:default-cell-style-name="ce5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16374" table:default-cell-style-name="Default"/>
        <table:table-row table:style-name="ro1">
          <table:table-cell table:style-name="ce2" office:value-type="string" calcext:value-type="string">
            <text:p>ID TRIGGER</text:p>
          </table:table-cell>
          <table:table-cell table:style-name="ce6" office:value-type="string" calcext:value-type="string">
            <text:p>FREQUENZA</text:p>
          </table:table-cell>
          <table:table-cell table:style-name="ce6" office:value-type="string" calcext:value-type="string">
            <text:p>COSQL_ID</text:p>
          </table:table-cell>
          <table:table-cell table:style-name="ce2" office:value-type="string" calcext:value-type="string">
            <text:p>HOTEL</text:p>
          </table:table-cell>
          <table:table-cell table:style-name="ce2" office:value-type="string" calcext:value-type="string">
            <text:p>DESCRIZIONE</text:p>
          </table:table-cell>
          <table:table-cell table:style-name="ce11" office:value-type="string" calcext:value-type="string">
            <text:p>ID SM_LIST</text:p>
          </table:table-cell>
          <table:table-cell table:style-name="ce13" office:value-type="string" calcext:value-type="string">
            <text:p>QUERY</text:p>
          </table:table-cell>
          <table:table-cell table:style-name="ce2" office:value-type="string" calcext:value-type="string">
            <text:p>ID AZIENDA</text:p>
          </table:table-cell>
          <table:table-cell table:style-name="ce2" office:value-type="string" calcext:value-type="string">
            <text:p>IP VM</text:p>
          </table:table-cell>
          <table:table-cell table:style-name="ce2" office:value-type="string" calcext:value-type="string">
            <text:p>VECCHIA QUERY</text:p>
          </table:table-cell>
          <table:table-cell/>
          <table:table-cell table:style-name="ce2" table:number-columns-repeated="1637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demilanstraf</text:p>
          </table:table-cell>
          <table:table-cell office:value-type="string" calcext:value-type="string">
            <text:p><text:s/>Invio Thankyou letter SOL - italiani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demilanstraf</text:p>
          </table:table-cell>
          <table:table-cell office:value-type="string" calcext:value-type="string">
            <text:p><text:s/>Invio Thankyou letter SOL - stranieri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demilanstraf</text:p>
          </table:table-cell>
          <table:table-cell office:value-type="string" calcext:value-type="string">
            <text:p><text:s/>Invio Thank you letter a clienti che hanno soggiornato in hotel 2 giorni fa - <text:s/>Demilan stranier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250,10</text:p>
          </table:table-cell>
          <table:table-cell office:value-type="string" calcext:value-type="string">
            <text:p>select distinct #wa_ordine.mail# as email, wa_ordine.data_ordine, wa_ordine.periodo_dal, wa_ordine.periodo_al, wa_ordine.nome AS descrizione_cliente, split_part(#wa_ordine.note#, ',', 4) as lingua_cliente from wa_ordine where periodo_al = current_date - integer '2' and #wa_ordine.mail# like '%@%' and split_part(#wa_ordine.note#, ',', 4) <text:s/>&lt;&gt; 'I' and wa_ordine.stato = 8 and wa_ordine.id_societa=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demilanstraf</text:p>
          </table:table-cell>
          <table:table-cell office:value-type="string" calcext:value-type="string">
            <text:p><text:s/>Invio Thank you letter a clienti che hanno soggiornato in hotel 2 giorni fa - <text:s/>De Milan italian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demilanstraf</text:p>
          </table:table-cell>
          <table:table-cell office:value-type="string" calcext:value-type="string">
            <text:p><text:s/>Invio Thank you letter a clienti che hanno soggiornato in hotel 2 giorni fa - <text:s/>Straf italiani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demilanstraf</text:p>
          </table:table-cell>
          <table:table-cell office:value-type="string" calcext:value-type="string">
            <text:p><text:s/>Invio Thank you letter a clienti che hanno soggiornato in hotel 2 giorni fa - <text:s/>Straf stranier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dimora</text:p>
          </table:table-cell>
          <table:table-cell office:value-type="string" calcext:value-type="string">
            <text:p><text:s/>Invio Thankyou letter SOL - italiani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0,250,10</text:p>
          </table:table-cell>
          <table:table-cell office:value-type="string" calcext:value-type="string">
            <text:p>select distinct wa_soggiorni.periodo_dal, wa_soggiorni.periodo_al,wa_soggiorni.id_soggetto,wa_soggiorni.stato_cliente, persone.descrizione_cliente, #persone.email# as email, nazioni.cod_nazione,nazioni.lingua, lingue.codice from wa_soggiorni left join persone on persone.id = wa_soggiorni.id_soggetto left join nazioni on nazioni.id = persone.cod_nazione left join lingue on lingue.id = nazioni.lingua <text:s/>where wa_soggiorni.periodo_al = current_date - integer '2' and wa_soggiorni.stato_cliente = '5' and #persone.email# like '%@%' and lingue.codice = 'I'</text:p>
          </table:table-cell>
          <table:table-cell table:number-columns-repeated="1637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dimora</text:p>
          </table:table-cell>
          <table:table-cell office:value-type="string" calcext:value-type="string">
            <text:p><text:s/>Invio Thankyou letter SOL - stranieri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dimora</text:p>
          </table:table-cell>
          <table:table-cell office:value-type="string" calcext:value-type="string">
            <text:p><text:s/>Invio Thank you letter a clienti che hanno soggiornato in hotel 2 giorni fa - stranier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dimora</text:p>
          </table:table-cell>
          <table:table-cell office:value-type="string" calcext:value-type="string">
            <text:p><text:s/>Invio Thank you letter a clienti che hanno soggiornato in hotel 2 giorni fa - italian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arthotel</text:p>
          </table:table-cell>
          <table:table-cell office:value-type="string" calcext:value-type="string">
            <text:p><text:s/>Invio Thankyou letter SOL - italiani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arthotel</text:p>
          </table:table-cell>
          <table:table-cell office:value-type="string" calcext:value-type="string">
            <text:p><text:s/>Invio Thankyou letter SOL - stranieri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arthotel</text:p>
          </table:table-cell>
          <table:table-cell office:value-type="string" calcext:value-type="string">
            <text:p><text:s/>Invio Thank you letter a clienti che hanno soggiornato in hotel 2 giorni fa - stranier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0,250,10</text:p>
          </table:table-cell>
          <table:table-cell office:value-type="string" calcext:value-type="string">
            <text:p>select distinct #wa_ordine.mail# as email, wa_ordine.data_ordine, wa_ordine.periodo_dal, wa_ordine.periodo_al, wa_ordine.nome AS descrizione_cliente, <text:s/>wa_ordine.riferimento as riferimento, split_part(#wa_ordine.note#, ',', 4) as lingua_cliente from wa_ordine where periodo_al = current_date - integer '2' and #wa_ordine.mail# like '%@%' and split_part(#wa_ordine.note#, ',', 4) <text:s/>&lt;&gt; 'I' and wa_ordine.stato = 8 AND #wa_ordine.mail# not like '%m.expediapartnercentral.com%'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arthotel</text:p>
          </table:table-cell>
          <table:table-cell office:value-type="string" calcext:value-type="string">
            <text:p><text:s/>Invio Thank you letter a clienti che hanno soggiornato in hotel 2 giorni fa - italian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 text:c="2"/>florida</text:p>
          </table:table-cell>
          <table:table-cell office:value-type="string" calcext:value-type="string">
            <text:p><text:s/>Invio Thankyou letter SOL - italiani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florida</text:p>
          </table:table-cell>
          <table:table-cell office:value-type="string" calcext:value-type="string">
            <text:p><text:s/>Invio Thank you letter a clienti che hanno soggiornato in hotel 2 giorni fa - italian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2"/>florida</text:p>
          </table:table-cell>
          <table:table-cell office:value-type="string" calcext:value-type="string">
            <text:p><text:s/>Invio Thankyou letter SOL - stranieri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florida</text:p>
          </table:table-cell>
          <table:table-cell office:value-type="string" calcext:value-type="string">
            <text:p><text:s/>Invio Thank you letter a clienti che hanno soggiornato in hotel 2 giorni fa - stranier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regina</text:p>
          </table:table-cell>
          <table:table-cell office:value-type="string" calcext:value-type="string">
            <text:p><text:s/>Invio Thankyou letter SOL - italiani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regina</text:p>
          </table:table-cell>
          <table:table-cell office:value-type="string" calcext:value-type="string">
            <text:p><text:s/>Invio Thankyou letter SOL - stranieri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regina</text:p>
          </table:table-cell>
          <table:table-cell office:value-type="string" calcext:value-type="string">
            <text:p><text:s/>Invio Thank you letter a clienti che hanno soggiornato in hotel 2 giorni fa - stranier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regina</text:p>
          </table:table-cell>
          <table:table-cell office:value-type="string" calcext:value-type="string">
            <text:p><text:s/>Invio Thank you letter a clienti che hanno soggiornato in hotel 2 giorni fa - italian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villacarolina</text:p>
          </table:table-cell>
          <table:table-cell office:value-type="string" calcext:value-type="string">
            <text:p><text:s/>Invio Thankyou letter SOL - italiani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villacarolina</text:p>
          </table:table-cell>
          <table:table-cell office:value-type="string" calcext:value-type="string">
            <text:p><text:s/>Invio Thankyou letter SOL - stranieri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villacarolina</text:p>
          </table:table-cell>
          <table:table-cell office:value-type="string" calcext:value-type="string">
            <text:p><text:s/>Invio Thank you letter a clienti che hanno soggiornato in hotel 2 giorni fa - stranier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villacarolina</text:p>
          </table:table-cell>
          <table:table-cell office:value-type="string" calcext:value-type="string">
            <text:p><text:s/>Invio Thank you letter a clienti che hanno soggiornato in hotel 2 giorni fa - italian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cavourbo</text:p>
          </table:table-cell>
          <table:table-cell office:value-type="string" calcext:value-type="string">
            <text:p><text:s/>Invio Thankyou letter SOL - italiani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cavourbo</text:p>
          </table:table-cell>
          <table:table-cell office:value-type="string" calcext:value-type="string">
            <text:p><text:s/>Invio Thankyou letter SOL - stranieri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cavourbo</text:p>
          </table:table-cell>
          <table:table-cell office:value-type="string" calcext:value-type="string">
            <text:p><text:s/>Invio Thank you letter a clienti che hanno soggiornato in hotel 2 giorni fa - stranier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cavourbo</text:p>
          </table:table-cell>
          <table:table-cell office:value-type="string" calcext:value-type="string">
            <text:p><text:s/>Invio Thank you letter a clienti che hanno soggiornato in hotel 2 giorni fa - italian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byron</text:p>
          </table:table-cell>
          <table:table-cell office:value-type="string" calcext:value-type="string">
            <text:p><text:s/>Invio Thankyou letter SOL - italiani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byron</text:p>
          </table:table-cell>
          <table:table-cell office:value-type="string" calcext:value-type="string">
            <text:p><text:s/>Invio Thankyou letter SOL - stranieri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0,250,10</text:p>
          </table:table-cell>
          <table:table-cell office:value-type="string" calcext:value-type="string">
            <text:p>select distinct #wa_ordine_ext.mail# as email, wa_ordine_ext.data_ordine, wa_ordine_ext.periodo_dal, wa_ordine_ext.periodo_al, wa_ordine_ext.nome AS descrizione_cliente, split_parT (#wa_ordine_ext.note#, ',', 4) as lingua_cliente, wa_ordine_ext.prenotante from wa_ordine_ext where wa_ordine_ext.periodo_al = current_date and #wa_ordine_ext.mail# like '%@%' and split_part(#wa_ordine_ext.note#, ',', 4) = 'I' and wa_ordine_ext.eliminato=0 and wa_ordine_ext.id_societa = 1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byron</text:p>
          </table:table-cell>
          <table:table-cell office:value-type="string" calcext:value-type="string">
            <text:p><text:s/>Invio Thank you letter a clienti che hanno soggiornato in hotel 2 giorni fa - stranier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byron</text:p>
          </table:table-cell>
          <table:table-cell office:value-type="string" calcext:value-type="string">
            <text:p><text:s/>Invio Thank you letter a clienti che hanno soggiornato in hotel 2 giorni fa - italian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plazaederussie</text:p>
          </table:table-cell>
          <table:table-cell office:value-type="string" calcext:value-type="string">
            <text:p><text:s/>Invio Thankyou letter SOL - italiani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plazaederussie</text:p>
          </table:table-cell>
          <table:table-cell office:value-type="string" calcext:value-type="string">
            <text:p><text:s/>Invio Thankyou letter SOL - stranieri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plazaederussie</text:p>
          </table:table-cell>
          <table:table-cell office:value-type="string" calcext:value-type="string">
            <text:p><text:s/>Invio Thank you letter a clienti che hanno soggiornato in hotel 2 giorni fa - italian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plazaederussie</text:p>
          </table:table-cell>
          <table:table-cell office:value-type="string" calcext:value-type="string">
            <text:p><text:s/>Invio Thank you letter a clienti che hanno soggiornato in hotel 2 giorni fa - stranier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brianteo</text:p>
          </table:table-cell>
          <table:table-cell office:value-type="string" calcext:value-type="string">
            <text:p><text:s/>Invio Thankyou letter SOL - italiani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brianteo</text:p>
          </table:table-cell>
          <table:table-cell office:value-type="string" calcext:value-type="string">
            <text:p><text:s/>Invio Thankyou letter SOL - stranieri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brianteo</text:p>
          </table:table-cell>
          <table:table-cell office:value-type="string" calcext:value-type="string">
            <text:p><text:s/>Invio Thank you letter a clienti che hanno soggiornato in hotel 2 giorni fa - stranier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brianteo</text:p>
          </table:table-cell>
          <table:table-cell office:value-type="string" calcext:value-type="string">
            <text:p><text:s/>Invio Thank you letter a clienti che hanno soggiornato in hotel 2 giorni fa - italian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lucreziaborgia</text:p>
          </table:table-cell>
          <table:table-cell office:value-type="string" calcext:value-type="string">
            <text:p><text:s/>Invio Thankyou letter SOL - italiani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lucreziaborgia</text:p>
          </table:table-cell>
          <table:table-cell office:value-type="string" calcext:value-type="string">
            <text:p><text:s/>Invio Thankyou letter SOL - stranieri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lucreziaborgia</text:p>
          </table:table-cell>
          <table:table-cell office:value-type="string" calcext:value-type="string">
            <text:p><text:s/>Invio Thank you letter a clienti che hanno soggiornato in hotel 2 giorni fa - stranier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lucreziaborgia</text:p>
          </table:table-cell>
          <table:table-cell office:value-type="string" calcext:value-type="string">
            <text:p><text:s/>Invio Thank you letter a clienti che hanno soggiornato in hotel 2 giorni fa - italian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cruise</text:p>
          </table:table-cell>
          <table:table-cell office:value-type="string" calcext:value-type="string">
            <text:p><text:s/>Invio Thankyou letter SOL - italiani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cruise</text:p>
          </table:table-cell>
          <table:table-cell office:value-type="string" calcext:value-type="string">
            <text:p><text:s/>Invio Thankyou letter SOL - stranieri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cruise</text:p>
          </table:table-cell>
          <table:table-cell office:value-type="string" calcext:value-type="string">
            <text:p><text:s/>Invio Thank you letter a clienti che hanno soggiornato in hotel 2 giorni fa - stranier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cruise</text:p>
          </table:table-cell>
          <table:table-cell office:value-type="string" calcext:value-type="string">
            <text:p><text:s/>Invio Thank you letter a clienti che hanno soggiornato in hotel 2 giorni fa - italian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mattei</text:p>
          </table:table-cell>
          <table:table-cell office:value-type="string" calcext:value-type="string">
            <text:p><text:s/>Invio Thankyou letter SOL - italiani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mattei</text:p>
          </table:table-cell>
          <table:table-cell office:value-type="string" calcext:value-type="string">
            <text:p><text:s/>Invio Thankyou letter SOL - stranieri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mattei</text:p>
          </table:table-cell>
          <table:table-cell office:value-type="string" calcext:value-type="string">
            <text:p><text:s/>Invio Thank you letter a clienti che hanno soggiornato in hotel 2 giorni fa - stranier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mattei</text:p>
          </table:table-cell>
          <table:table-cell office:value-type="string" calcext:value-type="string">
            <text:p><text:s/>Invio Thank you letter a clienti che hanno soggiornato in hotel 2 giorni fa - italian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ghuniverse</text:p>
          </table:table-cell>
          <table:table-cell office:value-type="string" calcext:value-type="string">
            <text:p><text:s/>Invio Thankyou letter SOL - italiani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ghuniverse</text:p>
          </table:table-cell>
          <table:table-cell office:value-type="string" calcext:value-type="string">
            <text:p><text:s/>Invio Thankyou letter SOL - stranieri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ghuniverse</text:p>
          </table:table-cell>
          <table:table-cell office:value-type="string" calcext:value-type="string">
            <text:p><text:s/>Invio Thank you letter a clienti che hanno soggiornato in hotel 2 giorni fa - stranier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ghuniverse</text:p>
          </table:table-cell>
          <table:table-cell office:value-type="string" calcext:value-type="string">
            <text:p><text:s/>Invio Thank you letter a clienti che hanno soggiornato in hotel 2 giorni fa - italian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0,250,10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dalpozzomirror</text:p>
          </table:table-cell>
          <table:table-cell office:value-type="string" calcext:value-type="string">
            <text:p><text:s/>Invio Thankyou letter SOL - italiani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168,100,211</text:p>
          </table:table-cell>
          <table:table-cell table:number-columns-repeated="1637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dalpozzomirror</text:p>
          </table:table-cell>
          <table:table-cell office:value-type="string" calcext:value-type="string">
            <text:p><text:s/>Invio Thankyou letter SOL - stranieri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168,100,211</text:p>
          </table:table-cell>
          <table:table-cell office:value-type="string" calcext:value-type="string">
            <text:p>select distinct #wa_ordine_ext.mail# as email, wa_ordine_ext.data_ordine, wa_ordine_ext.Periodo_dal, wa_ordine_ext.periodo_al, wa_ordine_ext.nome AS descrizione_cliente, split_part(#wa_ordine_ext.note#, ',', 4) as lingua_cliente, wa_ordine_ext.prenotante from wa_ordine_ext where periodo_al = current_date and #wa_ordine_ext.mail# like '%@%' and split_part(#wa_ordine_ext.note#, ',', 4) &lt;&gt; 'I' and wa_ordine_ext.eliminato=0 and wa_ordine_ext.id_societa = 1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dalpozzomirror</text:p>
          </table:table-cell>
          <table:table-cell office:value-type="string" calcext:value-type="string">
            <text:p><text:s/>Invio Thank you letter a clienti che hanno soggiornato in hotel 2 giorni fa - stranier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168,100,211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dalpozzomirror</text:p>
          </table:table-cell>
          <table:table-cell office:value-type="string" calcext:value-type="string">
            <text:p><text:s/>Invio Thank you letter a clienti che hanno soggiornato in hotel 2 giorni fa - italian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168,100,211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leondoro</text:p>
          </table:table-cell>
          <table:table-cell office:value-type="string" calcext:value-type="string">
            <text:p><text:s/>Invio Thankyou letter SOL - italiani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168,100,211</text:p>
          </table:table-cell>
          <table:table-cell table:number-columns-repeated="1637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leondoro</text:p>
          </table:table-cell>
          <table:table-cell office:value-type="string" calcext:value-type="string">
            <text:p><text:s/>Invio Thankyou letter SOL - stranieri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168,100,211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leondoro</text:p>
          </table:table-cell>
          <table:table-cell office:value-type="string" calcext:value-type="string">
            <text:p><text:s/>Invio Thank you letter a clienti che hanno soggiornato in hotel 2 giorni fa - stranier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168,100,211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leondoro</text:p>
          </table:table-cell>
          <table:table-cell office:value-type="string" calcext:value-type="string">
            <text:p><text:s/>Invio Thank you letter a clienti che hanno soggiornato in hotel 2 giorni fa - italian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168,100,211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viest</text:p>
          </table:table-cell>
          <table:table-cell office:value-type="string" calcext:value-type="string">
            <text:p><text:s/>Invio Thank you letter a clienti che hanno soggiornato in hotel 2 giorni fa - italian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168,100,211</text:p>
          </table:table-cell>
          <table:table-cell office:value-type="string" calcext:value-type="string">
            <text:p>SELECT DISTINCT #wa_ordine.mail# AS email, wa_ordine.periodo_dal, wa_ordine.periodo_al, wa_ordine.nome as descrizione_cliente, split_part(#wa_ordine.note#, ',', 4) as lingua_cliente, wa_ordine.riferimento FROM wa_ordine WHERE periodo_al = CURRENT_DATE - INTEGER '2' AND #wa_ordine.mail# LIKE '%@%' AND ( wa_ordine.stato = 1 or wa_ordine.stato = 6 or wa_ordine.stato = 8) AND split_part(#wa_ordine.note#, ',', 4) <text:s/>= 'I' AND group_master = 0 order by 1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viest</text:p>
          </table:table-cell>
          <table:table-cell office:value-type="string" calcext:value-type="string">
            <text:p><text:s/>Invio Thank you letter a clienti che hanno soggiornato in hotel 2 giorni fa - stranier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168,100,211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pirovano</text:p>
          </table:table-cell>
          <table:table-cell office:value-type="string" calcext:value-type="string">
            <text:p><text:s/>Invio Thank you letter a clienti che hanno soggiornato in hotel 2 giorni fa - italian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168,100,211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pirovano</text:p>
          </table:table-cell>
          <table:table-cell office:value-type="string" calcext:value-type="string">
            <text:p><text:s/>Invio Thank you letter a clienti che hanno soggiornato in hotel 2 giorni fa - stranier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168,100,211</text:p>
          </table:table-cell>
          <table:table-cell table:number-columns-repeated="1637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pirovano</text:p>
          </table:table-cell>
          <table:table-cell office:value-type="string" calcext:value-type="string">
            <text:p><text:s/>Invio Thankyou letter SOL - italiani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168,100,211</text:p>
          </table:table-cell>
          <table:table-cell office:value-type="string" calcext:value-type="string">
            <text:p>select distinct utente.utente as email, wa_ordine.data_ordine, wa_ordine.periodo_dal, wa_ordine.periodo_al, split_part(#wa_ordine.note#, ',', 1) AS descrizione_cliente, split_part(#wa_ordine.note#, ',', 3) AS lingua_cliente from wa_ordine left join wa_utente as utente on utente.id = wa_ordine.id_utente where periodo_al = current_date - integer '2' and utente.utente like '%@%' and utente.deleted=0 and wa_ordine.eliminato=0 and split_part(#wa_ordine.note#, ',', 3) &lt;&gt; 'I' and wa_ordine.id_societa = 1</text:p>
          </table:table-cell>
          <table:table-cell table:number-columns-repeated="1637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pirovano</text:p>
          </table:table-cell>
          <table:table-cell office:value-type="string" calcext:value-type="string">
            <text:p><text:s/>Invio Thankyou letter SOL - stranieri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168,100,21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pirovano</text:p>
          </table:table-cell>
          <table:table-cell office:value-type="string" calcext:value-type="string">
            <text:p>Thankyou_italiani_chalet_SOL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168,100,21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pirovano</text:p>
          </table:table-cell>
          <table:table-cell office:value-type="string" calcext:value-type="string">
            <text:p>Thankyou_stranieri_chalet_SOL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168,100,21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pirovano</text:p>
          </table:table-cell>
          <table:table-cell office:value-type="string" calcext:value-type="string">
            <text:p>Thankyou_stranieri_casa_vacanze_SOL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168,100,21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pirovano</text:p>
          </table:table-cell>
          <table:table-cell office:value-type="string" calcext:value-type="string">
            <text:p>Thankyou_italiani_casa_vacanze_SOL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168,100,21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pirovano</text:p>
          </table:table-cell>
          <table:table-cell office:value-type="string" calcext:value-type="string">
            <text:p>Thankyou_italiani_sol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168,100,21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pirovano</text:p>
          </table:table-cell>
          <table:table-cell office:value-type="string" calcext:value-type="string">
            <text:p>Thankyou_stranieri_sol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168,100,21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pirovano</text:p>
          </table:table-cell>
          <table:table-cell office:value-type="string" calcext:value-type="string">
            <text:p>Thankyou_stranieri_appartamenti_SOL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168,100,21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pirovano</text:p>
          </table:table-cell>
          <table:table-cell office:value-type="string" calcext:value-type="string">
            <text:p>Thankyou_italiani_appartamenti_SOL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168,100,211</text:p>
          </table:table-cell>
          <table:table-cell table:number-columns-repeated="1637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davittorio</text:p>
          </table:table-cell>
          <table:table-cell office:value-type="string" calcext:value-type="string">
            <text:p><text:s/>Invio Thankyou letter SOL - stranieri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168,100,211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davittorio</text:p>
          </table:table-cell>
          <table:table-cell office:value-type="string" calcext:value-type="string">
            <text:p><text:s/>Invio Thankyou letter SOL - italiani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168,100,211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davittorio</text:p>
          </table:table-cell>
          <table:table-cell office:value-type="string" calcext:value-type="string">
            <text:p><text:s/>Invio Thank you letter a clienti che hanno soggiornato in hotel 2 giorni fa - italian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168,100,211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davittorio</text:p>
          </table:table-cell>
          <table:table-cell office:value-type="string" calcext:value-type="string">
            <text:p><text:s/>Invio Thank you letter a clienti che hanno soggiornato in hotel 2 giorni fa - stranier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168,100,211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cavour</text:p>
          </table:table-cell>
          <table:table-cell office:value-type="string" calcext:value-type="string">
            <text:p><text:s/>Invio Thankyou letter SOL - italiani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168,100,211</text:p>
          </table:table-cell>
          <table:table-cell table:number-columns-repeated="1637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cavour</text:p>
          </table:table-cell>
          <table:table-cell office:value-type="string" calcext:value-type="string">
            <text:p><text:s/>Invio Thankyou letter SOL - stranieri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168,100,211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cavour</text:p>
          </table:table-cell>
          <table:table-cell office:value-type="string" calcext:value-type="string">
            <text:p><text:s/>Invio Thank you letter a clienti che hanno soggiornato in hotel 2 giorni fa - stranier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168,100,211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cavour</text:p>
          </table:table-cell>
          <table:table-cell office:value-type="string" calcext:value-type="string">
            <text:p><text:s/>Invio Thank you letter a clienti che hanno soggiornato in hotel 2 giorni fa - italian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168,100,211</text:p>
          </table:table-cell>
          <table:table-cell table:number-columns-repeated="1637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dchotel</text:p>
          </table:table-cell>
          <table:table-cell office:value-type="string" calcext:value-type="string">
            <text:p><text:s/>Invio Thankyou letter SOL - stranieri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168,100,211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dchotel</text:p>
          </table:table-cell>
          <table:table-cell office:value-type="string" calcext:value-type="string">
            <text:p><text:s/>Invio Thankyou letter SOL - italiani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168,100,211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dchotel</text:p>
          </table:table-cell>
          <table:table-cell office:value-type="string" calcext:value-type="string">
            <text:p><text:s/>Invio Thank you letter a clienti che hanno soggiornato in hotel 2 giorni fa - italian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168,100,211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dchotel</text:p>
          </table:table-cell>
          <table:table-cell office:value-type="string" calcext:value-type="string">
            <text:p><text:s/>Invio Thank you letter a clienti che hanno soggiornato in hotel 2 giorni fa - stranier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168,100,211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ghmresort</text:p>
          </table:table-cell>
          <table:table-cell office:value-type="string" calcext:value-type="string">
            <text:p><text:s/>Invio Thank you letter a clienti che hanno soggiornato in hotel 2 giorni fa - italian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168,100,211</text:p>
          </table:table-cell>
          <table:table-cell table:number-columns-repeated="1637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ghmresort</text:p>
          </table:table-cell>
          <table:table-cell office:value-type="string" calcext:value-type="string">
            <text:p><text:s/>Invio Thankyou letter SOL - stranieri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168,100,211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ghmresort</text:p>
          </table:table-cell>
          <table:table-cell office:value-type="string" calcext:value-type="string">
            <text:p><text:s/>Invio Thankyou letter SOL - italiani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168,100,211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ghmresort</text:p>
          </table:table-cell>
          <table:table-cell office:value-type="string" calcext:value-type="string">
            <text:p><text:s/>Invio Thank you letter a clienti che hanno soggiornato in hotel 2 giorni fa - stranier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168,100,211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villapoggiale</text:p>
          </table:table-cell>
          <table:table-cell office:value-type="string" calcext:value-type="string">
            <text:p><text:s/>Invio Thankyou letter SOL - italiani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168,100,211</text:p>
          </table:table-cell>
          <table:table-cell table:number-columns-repeated="1637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villapoggiale</text:p>
          </table:table-cell>
          <table:table-cell office:value-type="string" calcext:value-type="string">
            <text:p><text:s/>Invio Thankyou letter SOL - stranieri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168,100,211</text:p>
          </table:table-cell>
          <table:table-cell office:value-type="string" calcext:value-type="string">
            <text:p>SELECT DISTINCT #wa_ordine.mail# AS email, wa_ordine.periodo_dal, wa_ordine.periodo_al, wa_ordine.nome as descrizione_cliente, split_part(#wa_ordine.note#, ',', 4) as lingua_cliente, wa_ordine.riferimento FROM wa_ordine WHERE periodo_al = CURRENT_DATE - INTEGER '2' AND #wa_ordine.mail# LIKE '%@%' AND ( wa_ordine.stato = 1 or wa_ordine.stato = 6 or wa_ordine.stato = 8) AND split_part(#wa_ordine.note#, ',', 4) <text:s/>= 'I' AND group_master = 0 order by 1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villapoggiale</text:p>
          </table:table-cell>
          <table:table-cell office:value-type="string" calcext:value-type="string">
            <text:p><text:s/>Invio Thank you letter a clienti che hanno soggiornato in hotel 2 giorni fa - italian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168,100,211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villapoggiale</text:p>
          </table:table-cell>
          <table:table-cell office:value-type="string" calcext:value-type="string">
            <text:p><text:s/>Invio Thank you letter a clienti che hanno soggiornato in hotel 2 giorni fa - stranier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168,100,211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dalpozzo</text:p>
          </table:table-cell>
          <table:table-cell office:value-type="string" calcext:value-type="string">
            <text:p><text:s/>Invio Thankyou letter SOL - italiani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168,100,211</text:p>
          </table:table-cell>
          <table:table-cell table:number-columns-repeated="1637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dalpozzo</text:p>
          </table:table-cell>
          <table:table-cell office:value-type="string" calcext:value-type="string">
            <text:p><text:s/>Invio Thankyou letter SOL - stranieri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168,100,211</text:p>
          </table:table-cell>
          <table:table-cell office:value-type="string" calcext:value-type="string">
            <text:p>select distinct #wa_ordine.mail# as email, wa_ordine.data_ordine, wa_ordine.periodo_dal, wa_ordine.periodo_al, wa_ordine.nome AS descrizione_cliente, wa_ordine.riferimento as riferimento, split_part(#wa_ordine.note#, ',', 4) as lingua_cliente from wa_ordine where periodo_al = current_date - integer '2' and #wa_ordine.mail# like '%@%' and split_part(#wa_ordine.note#, ',', 4) <text:s/>&lt;&gt; 'I' and wa_ordine.stato = 8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dalpozzo</text:p>
          </table:table-cell>
          <table:table-cell office:value-type="string" calcext:value-type="string">
            <text:p><text:s/>Invio Thank you letter a clienti che hanno soggiornato in hotel 2 giorni fa - stranier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168,100,211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dalpozzo</text:p>
          </table:table-cell>
          <table:table-cell office:value-type="string" calcext:value-type="string">
            <text:p><text:s/>Invio Thank you letter a clienti che hanno soggiornato in hotel 2 giorni fa - italian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168,100,21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2"/>BERNINI</text:p>
          </table:table-cell>
          <table:table-cell office:value-type="string" calcext:value-type="string">
            <text:p><text:s/>Invio Thankyou letter - BERNINI - IT - INDIVIDUALI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ALESSIA</text:p>
          </table:table-cell>
          <table:table-cell table:number-columns-repeated="1637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2"/>BERNINI</text:p>
          </table:table-cell>
          <table:table-cell office:value-type="string" calcext:value-type="string">
            <text:p><text:s/>Invio Thankyou letter - BERNINI - IT - AGENZIE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ALESSIA</text:p>
          </table:table-cell>
          <table:table-cell table:number-columns-repeated="1637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2"/>BERNINI</text:p>
          </table:table-cell>
          <table:table-cell office:value-type="string" calcext:value-type="string">
            <text:p><text:s/>Invio Thankyou letter - BERNINI - EN - AGENZIE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ALESSIA</text:p>
          </table:table-cell>
          <table:table-cell table:number-columns-repeated="1637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2"/>BERNINI</text:p>
          </table:table-cell>
          <table:table-cell office:value-type="string" calcext:value-type="string">
            <text:p><text:s/>Invio Thankyou letter - BERNINI - EN - INDIVIDUALI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ALESSIA</text:p>
          </table:table-cell>
          <table:table-cell table:number-columns-repeated="1637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2"/>DUE TORRI</text:p>
          </table:table-cell>
          <table:table-cell office:value-type="string" calcext:value-type="string">
            <text:p><text:s/>Invio Thankyou letter - DUETORRI - EN - AGENZIE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ALESSIA</text:p>
          </table:table-cell>
          <table:table-cell table:number-columns-repeated="1637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2"/>DUE TORRI</text:p>
          </table:table-cell>
          <table:table-cell office:value-type="string" calcext:value-type="string">
            <text:p><text:s/>Invio Thankyou letter - DUETORRI - IT - INDIVIDUALI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ALESSIA</text:p>
          </table:table-cell>
          <table:table-cell table:number-columns-repeated="1637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2"/>DUE TORRI</text:p>
          </table:table-cell>
          <table:table-cell office:value-type="string" calcext:value-type="string">
            <text:p><text:s/>Invio Thankyou letter - DUETORRI - EN - INDIVIDUALI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ALESSIA</text:p>
          </table:table-cell>
          <table:table-cell table:number-columns-repeated="1637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2"/>DUE TORRI</text:p>
          </table:table-cell>
          <table:table-cell office:value-type="string" calcext:value-type="string">
            <text:p><text:s/>Invio Thankyou letter - DUETORRI - IT - AGENZIE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ALESSIA</text:p>
          </table:table-cell>
          <table:table-cell table:number-columns-repeated="1637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2"/>SBARBARA</text:p>
          </table:table-cell>
          <table:table-cell office:value-type="string" calcext:value-type="string">
            <text:p><text:s/>Invio Thankyou letter - SBARBARA - IT - INDIVIDUALI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ALESSIA</text:p>
          </table:table-cell>
          <table:table-cell table:number-columns-repeated="1637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2"/>SBARBARA</text:p>
          </table:table-cell>
          <table:table-cell office:value-type="string" calcext:value-type="string">
            <text:p><text:s/>Invio Thankyou letter - SBARBARA - IT - AGENZIE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ALESSIA</text:p>
          </table:table-cell>
          <table:table-cell table:number-columns-repeated="1637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2"/>SBARBARA</text:p>
          </table:table-cell>
          <table:table-cell office:value-type="string" calcext:value-type="string">
            <text:p><text:s/>Invio Thankyou letter - SBARBARA - EN - INDIVIDUALI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ALESSIA</text:p>
          </table:table-cell>
          <table:table-cell table:number-columns-repeated="1637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2"/>SBARBARA</text:p>
          </table:table-cell>
          <table:table-cell office:value-type="string" calcext:value-type="string">
            <text:p><text:s/>Invio Thankyou letter - SBARBARA - EN - AGENZIE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ALESSIA</text:p>
          </table:table-cell>
          <table:table-cell table:number-columns-repeated="1637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2"/>MAJESTIC</text:p>
          </table:table-cell>
          <table:table-cell office:value-type="string" calcext:value-type="string">
            <text:p><text:s/>Invio Thankyou letter - MAJESTIC - IT - AGENZIE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ALESSIA</text:p>
          </table:table-cell>
          <table:table-cell table:number-columns-repeated="1637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2"/>MAJESTIC</text:p>
          </table:table-cell>
          <table:table-cell office:value-type="string" calcext:value-type="string">
            <text:p><text:s/>Invio Thankyou letter - MAJESTIC - EN - INDIVIDUALI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ALESSIA</text:p>
          </table:table-cell>
          <table:table-cell table:number-columns-repeated="1637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2"/>MAJESTIC</text:p>
          </table:table-cell>
          <table:table-cell office:value-type="string" calcext:value-type="string">
            <text:p><text:s/>Invio Thankyou letter - MAJESTIC - EN – AGENZIE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ALESSIA</text:p>
          </table:table-cell>
          <table:table-cell table:number-columns-repeated="1637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2"/>MAJESTIC</text:p>
          </table:table-cell>
          <table:table-cell office:value-type="string" calcext:value-type="string">
            <text:p><text:s/>Invio Thankyou letter - MAJESTIC - IT - INDIVIDUALI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ALESSIA</text:p>
          </table:table-cell>
          <table:table-cell table:number-columns-repeated="1637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2"/>ALGA</text:p>
          </table:table-cell>
          <table:table-cell office:value-type="string" calcext:value-type="string">
            <text:p><text:s/>Invio Thankyou letter - ALGA - IT - INDIVIDUALI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ALESSIA</text:p>
          </table:table-cell>
          <table:table-cell table:number-columns-repeated="1637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2"/>ALGA</text:p>
          </table:table-cell>
          <table:table-cell office:value-type="string" calcext:value-type="string">
            <text:p><text:s/>Invio Thankyou letter - ALGA - EN - INDIVIDUALI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ALESSIA</text:p>
          </table:table-cell>
          <table:table-cell table:number-columns-repeated="1637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2"/>ALGA</text:p>
          </table:table-cell>
          <table:table-cell office:value-type="string" calcext:value-type="string">
            <text:p><text:s/>Invio Thankyou letter - ALGA - IT - AGENZIE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ALESSIA</text:p>
          </table:table-cell>
          <table:table-cell table:number-columns-repeated="1637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2"/>ALGA</text:p>
          </table:table-cell>
          <table:table-cell office:value-type="string" calcext:value-type="string">
            <text:p><text:s/>Invio Thankyou letter - ALGA - EN - AGENZIE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ALESSIA</text:p>
          </table:table-cell>
          <table:table-cell table:number-columns-repeated="1637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2"/>BRISTOL</text:p>
          </table:table-cell>
          <table:table-cell office:value-type="string" calcext:value-type="string">
            <text:p><text:s/>Invio Thankyou letter - BRISTOL - IT - INDIVIDUALI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ALESSIA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string" calcext:value-type="string">
            <text:p><text:s text:c="2"/>BRISTOL</text:p>
          </table:table-cell>
          <table:table-cell office:value-type="string" calcext:value-type="string">
            <text:p><text:s/>Invio Thankyou letter - BRISTOL - IT – AGENZIE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ALESSIA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string" calcext:value-type="string">
            <text:p><text:s text:c="2"/>BRISTOL</text:p>
          </table:table-cell>
          <table:table-cell office:value-type="string" calcext:value-type="string">
            <text:p><text:s/>Invio Thankyou letter - BRISTOL – EN - INDIVIDUALI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ALESSIA</text:p>
          </table:table-cell>
          <table:table-cell table:number-columns-repeated="2"/>
          <table:table-cell table:style-name="ce8"/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<text:s text:c="2"/>BRISTOL</text:p>
          </table:table-cell>
          <table:table-cell office:value-type="string" calcext:value-type="string">
            <text:p><text:s/>Invio Thankyou letter - BRISTOL – EN – AGENZIE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ALESSIA</text:p>
          </table:table-cell>
          <table:table-cell table:number-columns-repeated="16377"/>
        </table:table-row>
        <table:table-row table:style-name="ro1" table:number-rows-repeated="104844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Hotel Modificati'.G1:'Hotel Modificati'.G1048576">
            <calcext:condition calcext:apply-style-name="Good" calcext:value="=&quot;ok&quot;" calcext:base-cell-address="'Hotel Modificati'.G1"/>
          </calcext:conditional-format>
          <calcext:conditional-format calcext:target-range-address="'Hotel Modificati'.B1:'Hotel Modificati'.C1048576">
            <calcext:condition calcext:apply-style-name="Neutral" calcext:value="=1" calcext:base-cell-address="'Hotel Modificati'.B1"/>
          </calcext:conditional-format>
          <calcext:conditional-format calcext:target-range-address="'Hotel Modificati'.B1:'Hotel Modificati'.C1048576">
            <calcext:condition calcext:apply-style-name="Accent 3" calcext:value="=5" calcext:base-cell-address="'Hotel Modificati'.B1"/>
          </calcext:conditional-format>
          <calcext:conditional-format calcext:target-range-address="'Hotel Modificati'.C2:'Hotel Modificati'.C1048576">
            <calcext:condition calcext:apply-style-name="Warning" calcext:value="!=116" calcext:base-cell-address="'Hotel Modificati'.C1"/>
          </calcext:conditional-format>
        </calcext:conditional-formats>
      </table:table>
      <table:table table:name="Elenco confronto hotel" table:style-name="ta1">
        <table:table-column table:style-name="co10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DIMORA STORICA GIORNI</text:p>
          </table:table-cell>
          <table:table-cell/>
          <table:table-cell office:value-type="string" calcext:value-type="string">
            <text:p>Risultati della query per il database: <text:s/>dimo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.ALGA - MILANO</text:p>
          </table:table-cell>
          <table:table-cell/>
          <table:table-cell office:value-type="string" calcext:value-type="string">
            <text:p>Risultati della query per il database: <text:s/>AL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.ART HOTEL NAVIGLI - MILANO</text:p>
          </table:table-cell>
          <table:table-cell/>
          <table:table-cell office:value-type="string" calcext:value-type="string">
            <text:p>Risultati della query per il database: <text:s/>arthot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.BERNINI PALACE - FIRENZE</text:p>
          </table:table-cell>
          <table:table-cell/>
          <table:table-cell office:value-type="string" calcext:value-type="string">
            <text:p>Risultati della query per il database: <text:s/>BERNIN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.BRIANTEO - BURAGO DI MOLGORA</text:p>
          </table:table-cell>
          <table:table-cell/>
          <table:table-cell office:value-type="string" calcext:value-type="string">
            <text:p>Risultati della query per il database: <text:s/>briante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.BRISTOL PALACE - GENOVA</text:p>
          </table:table-cell>
          <table:table-cell/>
          <table:table-cell office:value-type="string" calcext:value-type="string">
            <text:p>Risultati della query per il database: <text:s/>BRIST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.BYRON - FORTE DEI MARMI</text:p>
          </table:table-cell>
          <table:table-cell/>
          <table:table-cell office:value-type="string" calcext:value-type="string">
            <text:p>Risultati della query per il database: <text:s/>byr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.CAMPING VIEST - VICENZA</text:p>
          </table:table-cell>
          <table:table-cell/>
          <table:table-cell office:value-type="string" calcext:value-type="string">
            <text:p>Risultati della query per il database: <text:s/>v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.CAVOUR - BOLOGNA</text:p>
          </table:table-cell>
          <table:table-cell/>
          <table:table-cell office:value-type="string" calcext:value-type="string">
            <text:p>Risultati della query per il database: <text:s/>cavourb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.CRUISE - MONTANO LUCINO</text:p>
          </table:table-cell>
          <table:table-cell/>
          <table:table-cell office:value-type="string" calcext:value-type="string">
            <text:p>Risultati della query per il database: <text:s/>crui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.DUE TORRI - VERONA</text:p>
          </table:table-cell>
          <table:table-cell/>
          <table:table-cell office:value-type="string" calcext:value-type="string">
            <text:p>Risultati della query per il database: <text:s/>DUE TOR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.FLORIDA - SILVI MARINA</text:p>
          </table:table-cell>
          <table:table-cell/>
          <table:table-cell office:value-type="string" calcext:value-type="string">
            <text:p>Risultati della query per il database: <text:s/>flori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.FRATERNA DOMUS - SACROFANO</text:p>
          </table:table-cell>
          <table:table-cell table:number-columns-repeated="5"/>
          <table:table-cell office:value-type="string" calcext:value-type="string">
            <text:p>del</text:p>
          </table:table-cell>
        </table:table-row>
        <table:table-row table:style-name="ro1">
          <table:table-cell office:value-type="string" calcext:value-type="string">
            <text:p>H.G.H.ET DE MILAN - MILANO</text:p>
          </table:table-cell>
          <table:table-cell/>
          <table:table-cell office:value-type="string" calcext:value-type="string">
            <text:p>Risultati della query per il database: <text:s/>ghmreso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.G.H.MAJESTIC - BOLOGNA</text:p>
          </table:table-cell>
          <table:table-cell/>
          <table:table-cell office:value-type="string" calcext:value-type="string">
            <text:p>Risultati della query per il database: <text:s/>MAJEST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.G.H.MATTEI - RAVENNA</text:p>
          </table:table-cell>
          <table:table-cell/>
          <table:table-cell office:value-type="string" calcext:value-type="string">
            <text:p>Risultati della query per il database: <text:s/>matte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.GREEN MOTEL - VERGIATE</text:p>
          </table:table-cell>
          <table:table-cell table:number-columns-repeated="5"/>
          <table:table-cell office:value-type="string" calcext:value-type="string">
            <text:p>del</text:p>
          </table:table-cell>
        </table:table-row>
        <table:table-row table:style-name="ro1">
          <table:table-cell office:value-type="string" calcext:value-type="string">
            <text:p>H.LEON D'ORO - ORTA SAN GIULIO</text:p>
          </table:table-cell>
          <table:table-cell/>
          <table:table-cell office:value-type="string" calcext:value-type="string">
            <text:p>Risultati della query per il database: <text:s/>leondo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.LUCREZIA BORGIA - FERRARA</text:p>
          </table:table-cell>
          <table:table-cell/>
          <table:table-cell office:value-type="string" calcext:value-type="string">
            <text:p>Risultati della query per il database: <text:s/>lucreziabor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.PERALBA - CORNAREDO</text:p>
          </table:table-cell>
          <table:table-cell table:number-columns-repeated="5"/>
          <table:table-cell office:value-type="string" calcext:value-type="string">
            <text:p>del</text:p>
          </table:table-cell>
        </table:table-row>
        <table:table-row table:style-name="ro1">
          <table:table-cell office:value-type="string" calcext:value-type="string">
            <text:p>H.QUARTO (SW) - SONDRIO</text:p>
          </table:table-cell>
          <table:table-cell/>
          <table:table-cell office:value-type="string" calcext:value-type="string">
            <text:p>Risultati della query per il database: <text:s/>pirova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.REGINA - MILANO</text:p>
          </table:table-cell>
          <table:table-cell/>
          <table:table-cell office:value-type="string" calcext:value-type="string">
            <text:p>Risultati della query per il database: <text:s/>reg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.RELAIS &amp; CHATEAUX PLAZA E DE RUSSIE - VIAREGGIO</text:p>
          </table:table-cell>
          <table:table-cell/>
          <table:table-cell office:value-type="string" calcext:value-type="string">
            <text:p>Risultati della query per il database: <text:s/>plazaederuss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.SANTA BARBARA - S.DONATO MILANESE</text:p>
          </table:table-cell>
          <table:table-cell/>
          <table:table-cell office:value-type="string" calcext:value-type="string">
            <text:p>Risultati della query per il database: <text:s/>SBARBA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.SERAPO - GAETA</text:p>
          </table:table-cell>
          <table:table-cell table:number-columns-repeated="5"/>
          <table:table-cell office:value-type="string" calcext:value-type="string">
            <text:p>del</text:p>
          </table:table-cell>
        </table:table-row>
        <table:table-row table:style-name="ro1">
          <table:table-cell office:value-type="string" calcext:value-type="string">
            <text:p>H.STRAF - MILANO</text:p>
          </table:table-cell>
          <table:table-cell/>
          <table:table-cell office:value-type="string" calcext:value-type="string">
            <text:p>Risultati della query per il database: <text:s/>demilanstra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.VILLA CAGNOLA - GAZZADA</text:p>
          </table:table-cell>
          <table:table-cell table:number-columns-repeated="5"/>
          <table:table-cell office:value-type="string" calcext:value-type="string">
            <text:p>del</text:p>
          </table:table-cell>
        </table:table-row>
        <table:table-row table:style-name="ro1">
          <table:table-cell office:value-type="string" calcext:value-type="string">
            <text:p>H.VILLA CAROLINA RESORT - CASTELLETTO D'ORBA</text:p>
          </table:table-cell>
          <table:table-cell/>
          <table:table-cell office:value-type="string" calcext:value-type="string">
            <text:p>Risultati della query per il database: <text:s/>villacarol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.VILLA IL POGGIALE - S.CASCIANO VAL DI PESA</text:p>
          </table:table-cell>
          <table:table-cell/>
          <table:table-cell office:value-type="string" calcext:value-type="string">
            <text:p>Risultati della query per il database: <text:s/>villapoggia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.WINDSOR - MILANO</text:p>
          </table:table-cell>
          <table:table-cell table:number-columns-repeated="5"/>
          <table:table-cell office:value-type="string" calcext:value-type="string">
            <text:p>del</text:p>
          </table:table-cell>
        </table:table-row>
        <table:table-row table:style-name="ro1">
          <table:table-cell office:value-type="string" calcext:value-type="string">
            <text:p>IVH SPACE SRL - MILANO</text:p>
          </table:table-cell>
          <table:table-cell table:number-columns-repeated="5"/>
          <table:table-cell office:value-type="string" calcext:value-type="string">
            <text:p>del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Risultati della query per il database: <text:s/>dalpozz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isultati della query per il database: <text:s/>dalpozzomirro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isultati della query per il database: <text:s/>ghuniverse-elit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isultati della query per il database: <text:s/>davittor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isultati della query per il database: <text:s/>cavou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isultati della query per il database: <text:s/>dchotel</text:p>
          </table:table-cell>
          <table:table-cell table:number-columns-repeated="5"/>
        </table:table-row>
      </table:table>
      <table:named-expressions/>
      <table:database-ranges>
        <table:database-range table:name="__Anonymous_Sheet_DB__1" table:target-range-address="'Elenco confronto hotel'.A1:'Elenco confronto hotel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8">00/00/0000</text:date>, <text:time style:data-style-name="N2" text:time-value="09:44:44.629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28T10:25:09.043000000</dc:date>
    <meta:editing-duration>PT12H17M36S</meta:editing-duration>
    <meta:editing-cycles>30</meta:editing-cycles>
    <meta:generator>LibreOffice/7.5.4.2$Windows_X86_64 LibreOffice_project/36ccfdc35048b057fd9854c757a8b67ec53977b6</meta:generator>
    <meta:document-statistic meta:table-count="2" meta:cell-count="947" meta:object-count="0"/>
  </office:meta>
</office:document-meta>
</file>